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0.554cm" fo:break-before="auto" style:use-optimal-row-height="false"/>
    </style:style>
    <style:style style:name="ro21" style:family="table-row">
      <style:table-row-properties style:row-height="1.579cm" fo:break-before="auto" style:use-optimal-row-height="false"/>
    </style:style>
    <style:style style:name="ro22" style:family="table-row">
      <style:table-row-properties style:row-height="2.157cm" fo:break-before="auto" style:use-optimal-row-height="false"/>
    </style:style>
    <style:style style:name="ro23" style:family="table-row">
      <style:table-row-properties style:row-height="1.605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+ @ 31-03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6"/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 [CH-CONS-AUL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  <text:p>[GRADE-HOR-PROF-OFIC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  <text:p>[GRADE-HOR-PROF-NAO-OFIC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  <text:p>[GRADE-HOR-PROF-DT-ESP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0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Autenticação [AUTEN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obre [SOBRE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number-columns-repeated="3" table:style-name="ce4" office:value-type="string">
            <text:p>-----</text:p>
          </table:table-cell>
          <table:table-cell table:style-name="ce12" office:value-type="string">
            <text:p>Sair [SAIR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12:55:47.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31T13:01:37.90</dc:date>
    <meta:editing-duration>P12DT9H30M9S</meta:editing-duration>
    <meta:editing-cycles>46</meta:editing-cycles>
    <meta:document-statistic meta:table-count="3" meta:cell-count="1470" meta:object-count="0"/>
  </office:meta>
</office:document-meta>
</file>